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dragonizer_draw_pthread_26" table:style-name="ta1">
        <table:shapes>
          <draw:frame draw:z-index="0" draw:style-name="gr1" draw:text-style-name="P1" svg:width="159.99mm" svg:height="89.99mm" svg:x="164.14mm" svg:y="83.08mm">
            <draw:object draw:notify-on-update-of-ranges="time_dragonizer_draw_pthread_26.A30:time_dragonizer_draw_pthread_26.A37 time_dragonizer_draw_pthread_26.E29:time_dragonizer_draw_pthread_26.E29 time_dragonizer_draw_pthread_26.E30:time_dragonizer_draw_pthread_26.E37 time_dragonizer_draw_pthread_26.E42:time_dragonizer_draw_pthread_26.E42 time_dragonizer_draw_pthread_26.E43:time_dragonizer_draw_pthread_26.E50 time_dragonizer_draw_pthread_26.A43:time_dragonizer_draw_pthread_26.A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5.28mm" svg:y="82.28mm">
            <draw:object draw:notify-on-update-of-ranges="time_dragonizer_draw_pthread_26.I46:time_dragonizer_draw_pthread_26.I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9.33mm" svg:y="164mm">
            <draw:object draw:notify-on-update-of-ranges="time_dragonizer_draw_pthread_26.A42:time_dragonizer_draw_pthread_26.A42 time_dragonizer_draw_pthread_26.A44:time_dragonizer_draw_pthread_26.A50 time_dragonizer_draw_pthread_26.F42:time_dragonizer_draw_pthread_26.F42 time_dragonizer_draw_pthread_26.F44:time_dragonizer_draw_pthread_26.F50 time_dragonizer_draw_pthread_26.F29:time_dragonizer_draw_pthread_26.F29 time_dragonizer_draw_pthread_26.F31:time_dragonizer_draw_pthread_26.F37 time_dragonizer_draw_pthread_26.A31:time_dragonizer_draw_pthread_26.A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md=draw lib=pthread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" calcext:value-type="float">
            <text:p>0,262</text:p>
          </table:table-cell>
          <table:table-cell office:value-type="float" office:value="4.265" calcext:value-type="float">
            <text:p>4,265</text:p>
          </table:table-cell>
          <table:table-cell office:value-type="float" office:value="4.617" calcext:value-type="float">
            <text:p>4,6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8" calcext:value-type="float">
            <text:p>0,298</text:p>
          </table:table-cell>
          <table:table-cell office:value-type="float" office:value="4.33" calcext:value-type="float">
            <text:p>4,33</text:p>
          </table:table-cell>
          <table:table-cell office:value-type="float" office:value="2.43" calcext:value-type="float">
            <text:p>2,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" calcext:value-type="float">
            <text:p>0,315</text:p>
          </table:table-cell>
          <table:table-cell office:value-type="float" office:value="4.658" calcext:value-type="float">
            <text:p>4,658</text:p>
          </table:table-cell>
          <table:table-cell office:value-type="float" office:value="1.813" calcext:value-type="float">
            <text:p>1,81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7" calcext:value-type="float">
            <text:p>0,327</text:p>
          </table:table-cell>
          <table:table-cell office:value-type="float" office:value="4.708" calcext:value-type="float">
            <text:p>4,708</text:p>
          </table:table-cell>
          <table:table-cell office:value-type="float" office:value="1.417" calcext:value-type="float">
            <text:p>1,4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,33</text:p>
          </table:table-cell>
          <table:table-cell office:value-type="float" office:value="4.653" calcext:value-type="float">
            <text:p>4,653</text:p>
          </table:table-cell>
          <table:table-cell office:value-type="float" office:value="1.652" calcext:value-type="float">
            <text:p>1,6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2" calcext:value-type="float">
            <text:p>0,332</text:p>
          </table:table-cell>
          <table:table-cell office:value-type="float" office:value="4.702" calcext:value-type="float">
            <text:p>4,702</text:p>
          </table:table-cell>
          <table:table-cell office:value-type="float" office:value="1.482" calcext:value-type="float">
            <text:p>1,4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3" calcext:value-type="float">
            <text:p>0,343</text:p>
          </table:table-cell>
          <table:table-cell office:value-type="float" office:value="4.702" calcext:value-type="float">
            <text:p>4,702</text:p>
          </table:table-cell>
          <table:table-cell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" calcext:value-type="float">
            <text:p>0,332</text:p>
          </table:table-cell>
          <table:table-cell office:value-type="float" office:value="4.723" calcext:value-type="float">
            <text:p>4,723</text:p>
          </table:table-cell>
          <table:table-cell office:value-type="float" office:value="1.47" calcext:value-type="float">
            <text:p>1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d=draw lib=tbb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8.793" calcext:value-type="float">
            <text:p>8,793</text:p>
          </table:table-cell>
          <table:table-cell office:value-type="float" office:value="9.163" calcext:value-type="float">
            <text:p>9,1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,305</text:p>
          </table:table-cell>
          <table:table-cell office:value-type="float" office:value="9.115" calcext:value-type="float">
            <text:p>9,115</text:p>
          </table:table-cell>
          <table:table-cell office:value-type="float" office:value="4.825" calcext:value-type="float">
            <text:p>4,8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,317</text:p>
          </table:table-cell>
          <table:table-cell office:value-type="float" office:value="9.673" calcext:value-type="float">
            <text:p>9,673</text:p>
          </table:table-cell>
          <table:table-cell office:value-type="float" office:value="3.453" calcext:value-type="float">
            <text:p>3,4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,333</text:p>
          </table:table-cell>
          <table:table-cell office:value-type="float" office:value="9.812" calcext:value-type="float">
            <text:p>9,812</text:p>
          </table:table-cell>
          <table:table-cell office:value-type="float" office:value="2.663" calcext:value-type="float">
            <text:p>2,66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,345</text:p>
          </table:table-cell>
          <table:table-cell office:value-type="float" office:value="9.825" calcext:value-type="float">
            <text:p>9,825</text:p>
          </table:table-cell>
          <table:table-cell office:value-type="float" office:value="2.675" calcext:value-type="float">
            <text:p>2,6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,333</text:p>
          </table:table-cell>
          <table:table-cell office:value-type="float" office:value="9.855" calcext:value-type="float">
            <text:p>9,855</text:p>
          </table:table-cell>
          <table:table-cell office:value-type="float" office:value="2.702" calcext:value-type="float">
            <text:p>2,7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3" calcext:value-type="float">
            <text:p>0,343</text:p>
          </table:table-cell>
          <table:table-cell office:value-type="float" office:value="9.865" calcext:value-type="float">
            <text:p>9,865</text:p>
          </table:table-cell>
          <table:table-cell office:value-type="float" office:value="2.693" calcext:value-type="float">
            <text:p>2,69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,37</text:p>
          </table:table-cell>
          <table:table-cell office:value-type="float" office:value="9.855" calcext:value-type="float">
            <text:p>9,855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d=draw lib=serial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7" calcext:value-type="float">
            <text:p>0,257</text:p>
          </table:table-cell>
          <table:table-cell office:value-type="float" office:value="4.315" calcext:value-type="float">
            <text:p>4,315</text:p>
          </table:table-cell>
          <table:table-cell office:value-type="float" office:value="4.658" calcext:value-type="float">
            <text:p>4,65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cmd=limits lib=tbb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tbb</text:p>
          </table:table-cell>
          <table:table-cell office:value-type="string" calcext:value-type="string">
            <text:p>p(i)_tb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5" calcext:value-type="float">
            <text:p>1,405</text:p>
          </table:table-cell>
          <table:table-cell office:value-type="float" office:value="1.408" calcext:value-type="float">
            <text:p>1,408</text:p>
          </table:table-cell>
          <table:table-cell table:formula="of:=[.$D$40]/[.D30]" office:value-type="float" office:value="1.03125" calcext:value-type="float">
            <text:p>1,03125</text:p>
          </table:table-cell>
          <table:table-cell table:formula="of:=-[.A30]*([.D30]-[.$D$40]) / (([.A30]-1)*[.$D$40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1.462" calcext:value-type="float">
            <text:p>1,462</text:p>
          </table:table-cell>
          <table:table-cell office:value-type="float" office:value="0.732" calcext:value-type="float">
            <text:p>0,732</text:p>
          </table:table-cell>
          <table:table-cell table:formula="of:=[.$D$40]/[.D31]" office:value-type="float" office:value="1.98360655737705" calcext:value-type="float">
            <text:p>1,98360655737705</text:p>
          </table:table-cell>
          <table:table-cell table:formula="of:=-[.A31]*([.D31]-[.$D$40]) / (([.A31]-1)*[.$D$40])" office:value-type="float" office:value="0.991735537190083" calcext:value-type="float">
            <text:p>0,991735537190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527" calcext:value-type="float">
            <text:p>0,527</text:p>
          </table:table-cell>
          <table:table-cell table:formula="of:=[.$D$40]/[.D32]" office:value-type="float" office:value="2.75521821631879" calcext:value-type="float">
            <text:p>2,75521821631879</text:p>
          </table:table-cell>
          <table:table-cell table:formula="of:=-[.A32]*([.D32]-[.$D$40]) / (([.A32]-1)*[.$D$40])" office:value-type="float" office:value="0.955578512396694" calcext:value-type="float">
            <text:p>0,955578512396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93" calcext:value-type="float">
            <text:p>1,593</text:p>
          </table:table-cell>
          <table:table-cell office:value-type="float" office:value="0.407" calcext:value-type="float">
            <text:p>0,407</text:p>
          </table:table-cell>
          <table:table-cell table:formula="of:=[.$D$40]/[.D33]" office:value-type="float" office:value="3.56756756756757" calcext:value-type="float">
            <text:p>3,56756756756757</text:p>
          </table:table-cell>
          <table:table-cell table:formula="of:=-[.A33]*([.D33]-[.$D$40]) / (([.A33]-1)*[.$D$40])" office:value-type="float" office:value="0.95959595959596" calcext:value-type="float">
            <text:p>0,959595959595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97" calcext:value-type="float">
            <text:p>1,597</text:p>
          </table:table-cell>
          <table:table-cell office:value-type="float" office:value="0.407" calcext:value-type="float">
            <text:p>0,407</text:p>
          </table:table-cell>
          <table:table-cell table:formula="of:=[.$D$40]/[.D34]" office:value-type="float" office:value="3.56756756756757" calcext:value-type="float">
            <text:p>3,56756756756757</text:p>
          </table:table-cell>
          <table:table-cell table:formula="of:=-[.A34]*([.D34]-[.$D$40]) / (([.A34]-1)*[.$D$40])" office:value-type="float" office:value="0.899621212121212" calcext:value-type="float">
            <text:p>0,8996212121212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03" calcext:value-type="float">
            <text:p>1,603</text:p>
          </table:table-cell>
          <table:table-cell office:value-type="float" office:value="0.412" calcext:value-type="float">
            <text:p>0,412</text:p>
          </table:table-cell>
          <table:table-cell table:formula="of:=[.$D$40]/[.D35]" office:value-type="float" office:value="3.52427184466019" calcext:value-type="float">
            <text:p>3,52427184466019</text:p>
          </table:table-cell>
          <table:table-cell table:formula="of:=-[.A35]*([.D35]-[.$D$40]) / (([.A35]-1)*[.$D$40])" office:value-type="float" office:value="0.859504132231405" calcext:value-type="float">
            <text:p>0,859504132231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,005</text:p>
          </table:table-cell>
          <table:table-cell office:value-type="float" office:value="1.605" calcext:value-type="float">
            <text:p>1,605</text:p>
          </table:table-cell>
          <table:table-cell office:value-type="float" office:value="0.412" calcext:value-type="float">
            <text:p>0,412</text:p>
          </table:table-cell>
          <table:table-cell table:formula="of:=[.$D$40]/[.D36]" office:value-type="float" office:value="3.52427184466019" calcext:value-type="float">
            <text:p>3,52427184466019</text:p>
          </table:table-cell>
          <table:table-cell table:formula="of:=-[.A36]*([.D36]-[.$D$40]) / (([.A36]-1)*[.$D$40])" office:value-type="float" office:value="0.835629017447199" calcext:value-type="float">
            <text:p>0,835629017447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" calcext:value-type="float">
            <text:p>0,012</text:p>
          </table:table-cell>
          <table:table-cell office:value-type="float" office:value="1.617" calcext:value-type="float">
            <text:p>1,617</text:p>
          </table:table-cell>
          <table:table-cell office:value-type="float" office:value="0.418" calcext:value-type="float">
            <text:p>0,418</text:p>
          </table:table-cell>
          <table:table-cell table:formula="of:=[.$D$40]/[.D37]" office:value-type="float" office:value="3.47368421052632" calcext:value-type="float">
            <text:p>3,47368421052632</text:p>
          </table:table-cell>
          <table:table-cell table:formula="of:=-[.A37]*([.D37]-[.$D$40]) / (([.A37]-1)*[.$D$40])" office:value-type="float" office:value="0.813852813852814" calcext:value-type="float">
            <text:p>0,813852813852814</text:p>
          </table:table-cell>
        </table:table-row>
        <table:table-row table:style-name="ro1">
          <table:table-cell office:value-type="string" calcext:value-type="string">
            <text:p>cmd=limits lib=serial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45" calcext:value-type="float">
            <text:p>1,445</text:p>
          </table:table-cell>
          <table:table-cell office:value-type="float" office:value="1.452" calcext:value-type="float">
            <text:p>1,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d=limits lib=pthread power=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f(i)_pthread</text:p>
          </table:table-cell>
          <table:table-cell office:value-type="string" calcext:value-type="string">
            <text:p>p(i)_pthr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13" calcext:value-type="float">
            <text:p>1,413</text:p>
          </table:table-cell>
          <table:table-cell office:value-type="float" office:value="1.42" calcext:value-type="float">
            <text:p>1,42</text:p>
          </table:table-cell>
          <table:table-cell table:formula="of:=[.$D$40]/[.D43]" office:value-type="float" office:value="1.02253521126761" calcext:value-type="float">
            <text:p>1,02253521126761</text:p>
          </table:table-cell>
          <table:table-cell table:formula="of:=-[.A43]*([.D43]-[.$D$40]) / (([.A43]-1)*[.$D$40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57" calcext:value-type="float">
            <text:p>1,457</text:p>
          </table:table-cell>
          <table:table-cell office:value-type="float" office:value="0.735" calcext:value-type="float">
            <text:p>0,735</text:p>
          </table:table-cell>
          <table:table-cell table:formula="of:=[.$D$40]/[.D44]" office:value-type="float" office:value="1.97551020408163" calcext:value-type="float">
            <text:p>1,97551020408163</text:p>
          </table:table-cell>
          <table:table-cell table:formula="of:=-[.A44]*([.D44]-[.$D$40]) / (([.A44]-1)*[.$D$40])" office:value-type="float" office:value="0.987603305785124" calcext:value-type="float">
            <text:p>0,987603305785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,56</text:p>
          </table:table-cell>
          <table:table-cell office:value-type="float" office:value="0.533" calcext:value-type="float">
            <text:p>0,533</text:p>
          </table:table-cell>
          <table:table-cell table:formula="of:=[.$D$40]/[.D45]" office:value-type="float" office:value="2.72420262664165" calcext:value-type="float">
            <text:p>2,72420262664165</text:p>
          </table:table-cell>
          <table:table-cell table:formula="of:=-[.A45]*([.D45]-[.$D$40]) / (([.A45]-1)*[.$D$40])" office:value-type="float" office:value="0.949380165289256" calcext:value-type="float">
            <text:p>0,949380165289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422" calcext:value-type="float">
            <text:p>0,422</text:p>
          </table:table-cell>
          <table:table-cell table:formula="of:=[.$D$40]/[.D46]" office:value-type="float" office:value="3.44075829383886" calcext:value-type="float">
            <text:p>3,44075829383886</text:p>
          </table:table-cell>
          <table:table-cell table:formula="of:=-[.A46]*([.D46]-[.$D$40]) / (([.A46]-1)*[.$D$40])" office:value-type="float" office:value="0.945821854912764" calcext:value-type="float">
            <text:p>0,945821854912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58" calcext:value-type="float">
            <text:p>1,558</text:p>
          </table:table-cell>
          <table:table-cell office:value-type="float" office:value="0.485" calcext:value-type="float">
            <text:p>0,485</text:p>
          </table:table-cell>
          <table:table-cell table:formula="of:=[.$D$40]/[.D47]" office:value-type="float" office:value="2.99381443298969" calcext:value-type="float">
            <text:p>2,99381443298969</text:p>
          </table:table-cell>
          <table:table-cell table:formula="of:=-[.A47]*([.D47]-[.$D$40]) / (([.A47]-1)*[.$D$40])" office:value-type="float" office:value="0.832472451790634" calcext:value-type="float">
            <text:p>0,832472451790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73" calcext:value-type="float">
            <text:p>1,573</text:p>
          </table:table-cell>
          <table:table-cell office:value-type="float" office:value="0.44" calcext:value-type="float">
            <text:p>0,44</text:p>
          </table:table-cell>
          <table:table-cell table:formula="of:=[.$D$40]/[.D48]" office:value-type="float" office:value="3.3" calcext:value-type="float">
            <text:p>3,3</text:p>
          </table:table-cell>
          <table:table-cell table:formula="of:=-[.A48]*([.D48]-[.$D$40]) / (([.A48]-1)*[.$D$40])" office:value-type="float" office:value="0.836363636363636" calcext:value-type="float">
            <text:p>0,836363636363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0.445" calcext:value-type="float">
            <text:p>0,445</text:p>
          </table:table-cell>
          <table:table-cell table:formula="of:=[.$D$40]/[.D49]" office:value-type="float" office:value="3.26292134831461" calcext:value-type="float">
            <text:p>3,26292134831461</text:p>
          </table:table-cell>
          <table:table-cell table:formula="of:=-[.A49]*([.D49]-[.$D$40]) / (([.A49]-1)*[.$D$40])" office:value-type="float" office:value="0.809113865932048" calcext:value-type="float">
            <text:p>0,80911386593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 office:value-type="float" office:value="1.582" calcext:value-type="float">
            <text:p>1,582</text:p>
          </table:table-cell>
          <table:table-cell office:value-type="float" office:value="0.435" calcext:value-type="float">
            <text:p>0,435</text:p>
          </table:table-cell>
          <table:table-cell table:formula="of:=[.$D$40]/[.D50]" office:value-type="float" office:value="3.33793103448276" calcext:value-type="float">
            <text:p>3,33793103448276</text:p>
          </table:table-cell>
          <table:table-cell table:formula="of:=-[.A50]*([.D50]-[.$D$40]) / (([.A50]-1)*[.$D$40])" office:value-type="float" office:value="0.800472255017709" calcext:value-type="float">
            <text:p>0,800472255017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3T17:43:58.922887328</dc:date>
    <meta:editing-duration>PT8M15S</meta:editing-duration>
    <meta:editing-cycles>1</meta:editing-cycles>
    <meta:document-statistic meta:table-count="1" meta:cell-count="202" meta:object-count="3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f(i) pour TBB et pthread</text:p>
        </chart:title>
        <chart:legend chart:legend-position="end" svg:x="12.936cm" svg:y="3.952cm" style:legend-expansion="high" chart:style-name="ch3"/>
        <chart:plot-area chart:style-name="ch4" table:cell-range-address="time_dragonizer_draw_pthread_26.A30:time_dragonizer_draw_pthread_26.A37 time_dragonizer_draw_pthread_26.E29:time_dragonizer_draw_pthread_26.E37 time_dragonizer_draw_pthread_26.E42:time_dragonizer_draw_pthread_26.E50" chart:data-source-has-labels="row" svg:x="1.331cm" svg:y="1.275cm" svg:width="11.285cm" svg:height="6.564cm">
          <chartooo:coordinate-region svg:x="2.058cm" svg:y="1.474cm" svg:width="10.464cm" svg:height="5.718cm"/>
          <chart:axis chart:dimension="x" chart:name="primary-x" chart:style-name="ch5">
            <chart:title svg:x="6.175cm" svg:y="8.019cm" chart:style-name="ch6">
              <text:p>nb_thread</text:p>
            </chart:title>
          </chart:axis>
          <chart:axis chart:dimension="y" chart:name="primary-y" chart:style-name="ch5">
            <chart:title svg:x="0.451cm" svg:y="5.501cm" chart:style-name="ch7">
              <text:p>f(nb_thread)</text:p>
            </chart:title>
            <chart:grid chart:style-name="ch8" chart:class="major"/>
          </chart:axis>
          <chart:series chart:style-name="ch9" chart:values-cell-range-address="time_dragonizer_draw_pthread_26.E30:time_dragonizer_draw_pthread_26.E37" chart:label-cell-address="time_dragonizer_draw_pthread_26.E29:time_dragonizer_draw_pthread_26.E29" chart:class="chart:scatter">
            <chart:domain table:cell-range-address="time_dragonizer_draw_pthread_26.A30:time_dragonizer_draw_pthread_26.A37"/>
            <chart:data-point chart:repeated="8"/>
          </chart:series>
          <chart:series chart:style-name="ch10" chart:values-cell-range-address="time_dragonizer_draw_pthread_26.E43:time_dragonizer_draw_pthread_26.E50" chart:label-cell-address="time_dragonizer_draw_pthread_26.E42:time_dragonizer_draw_pthread_26.E42" chart:class="chart:scatter">
            <chart:domain table:cell-range-address="time_dragonizer_draw_pthread_26.A43:time_dragonizer_draw_pthread_26.A5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(i)_tbb</text:p>
                <draw:g>
                  <svg:desc>time_dragonizer_draw_pthread_26.E29:time_dragonizer_draw_pthread_26.E29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f(i)_pthread</text:p>
                <draw:g>
                  <svg:desc>time_dragonizer_draw_pthread_26.E42:time_dragonizer_draw_pthread_26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ime_dragonizer_draw_pthread_26.A30:time_dragonizer_draw_pthread_26.A37</svg:desc>
                </draw:g>
              </table:table-cell>
              <table:table-cell office:value-type="float" office:value="1.03125">
                <text:p>1.03125</text:p>
                <draw:g>
                  <svg:desc>time_dragonizer_draw_pthread_26.E30:time_dragonizer_draw_pthread_26.E37</svg:desc>
                </draw:g>
              </table:table-cell>
              <table:table-cell office:value-type="float" office:value="1">
                <text:p>1</text:p>
                <draw:g>
                  <svg:desc>time_dragonizer_draw_pthread_26.A43:time_dragonizer_draw_pthread_26.A50</svg:desc>
                </draw:g>
              </table:table-cell>
              <table:table-cell office:value-type="float" office:value="1.02253521126761">
                <text:p>1.02253521126761</text:p>
                <draw:g>
                  <svg:desc>time_dragonizer_draw_pthread_26.E43:time_dragonizer_draw_pthread_26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360655737705">
                <text:p>1.98360655737705</text:p>
              </table:table-cell>
              <table:table-cell office:value-type="float" office:value="2">
                <text:p>2</text:p>
              </table:table-cell>
              <table:table-cell office:value-type="float" office:value="1.97551020408163">
                <text:p>1.97551020408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75521821631879">
                <text:p>2.75521821631879</text:p>
              </table:table-cell>
              <table:table-cell office:value-type="float" office:value="3">
                <text:p>3</text:p>
              </table:table-cell>
              <table:table-cell office:value-type="float" office:value="2.72420262664165">
                <text:p>2.72420262664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6756756756757">
                <text:p>3.56756756756757</text:p>
              </table:table-cell>
              <table:table-cell office:value-type="float" office:value="4">
                <text:p>4</text:p>
              </table:table-cell>
              <table:table-cell office:value-type="float" office:value="3.44075829383886">
                <text:p>3.44075829383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6756756756757">
                <text:p>3.56756756756757</text:p>
              </table:table-cell>
              <table:table-cell office:value-type="float" office:value="5">
                <text:p>5</text:p>
              </table:table-cell>
              <table:table-cell office:value-type="float" office:value="2.99381443298969">
                <text:p>2.993814432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52427184466019">
                <text:p>3.52427184466019</text:p>
              </table:table-cell>
              <table:table-cell office:value-type="float" office:value="6">
                <text:p>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2427184466019">
                <text:p>3.52427184466019</text:p>
              </table:table-cell>
              <table:table-cell office:value-type="float" office:value="7">
                <text:p>7</text:p>
              </table:table-cell>
              <table:table-cell office:value-type="float" office:value="3.26292134831461">
                <text:p>3.26292134831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47368421052632">
                <text:p>3.47368421052632</text:p>
              </table:table-cell>
              <table:table-cell office:value-type="float" office:value="8">
                <text:p>8</text:p>
              </table:table-cell>
              <table:table-cell office:value-type="float" office:value="3.33793103448276">
                <text:p>3.33793103448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time_dragonizer_draw_pthread_26.I46:time_dragonizer_draw_pthread_26.I4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35cm" svg:y="0.316cm" chart:style-name="ch2">
          <text:p>p(i) pour TBB et pthread</text:p>
        </chart:title>
        <chart:legend chart:legend-position="end" svg:x="12.857cm" svg:y="3.952cm" style:legend-expansion="high" chart:style-name="ch3"/>
        <chart:plot-area chart:style-name="ch4" table:cell-range-address="time_dragonizer_draw_pthread_26.A42:time_dragonizer_draw_pthread_26.A42 time_dragonizer_draw_pthread_26.A44:time_dragonizer_draw_pthread_26.A50 time_dragonizer_draw_pthread_26.F42:time_dragonizer_draw_pthread_26.F42 time_dragonizer_draw_pthread_26.F44:time_dragonizer_draw_pthread_26.F50 time_dragonizer_draw_pthread_26.F29:time_dragonizer_draw_pthread_26.F29 time_dragonizer_draw_pthread_26.F31:time_dragonizer_draw_pthread_26.F37" chart:data-source-has-labels="row" svg:x="1.331cm" svg:y="1.275cm" svg:width="11.206cm" svg:height="6.564cm">
          <chartooo:coordinate-region svg:x="2.058cm" svg:y="1.475cm" svg:width="10.385cm" svg:height="5.717cm"/>
          <chart:axis chart:dimension="x" chart:name="primary-x" chart:style-name="ch5">
            <chart:title svg:x="6.136cm" svg:y="8.019cm" chart:style-name="ch6">
              <text:p>nb_thread</text:p>
            </chart:title>
          </chart:axis>
          <chart:axis chart:dimension="y" chart:name="primary-y" chart:style-name="ch5">
            <chart:title svg:x="0.451cm" svg:y="5.554cm" chart:style-name="ch7">
              <text:p>p(nb_thread)</text:p>
            </chart:title>
            <chart:grid chart:style-name="ch8" chart:class="major"/>
          </chart:axis>
          <chart:series chart:style-name="ch9" chart:values-cell-range-address="time_dragonizer_draw_pthread_26.F44:time_dragonizer_draw_pthread_26.F50" chart:label-cell-address="time_dragonizer_draw_pthread_26.F42:time_dragonizer_draw_pthread_26.F42" chart:class="chart:scatter">
            <chart:domain table:cell-range-address="time_dragonizer_draw_pthread_26.A44:time_dragonizer_draw_pthread_26.A50"/>
            <chart:data-point chart:repeated="7"/>
          </chart:series>
          <chart:series chart:style-name="ch10" chart:values-cell-range-address="time_dragonizer_draw_pthread_26.F31:time_dragonizer_draw_pthread_26.F37" chart:label-cell-address="time_dragonizer_draw_pthread_26.F29:time_dragonizer_draw_pthread_26.F29" chart:class="chart:scatter">
            <chart:domain table:cell-range-address="time_dragonizer_draw_pthread_26.A31:time_dragonizer_draw_pthread_26.A37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(i)_pthread</text:p>
                <draw:g>
                  <svg:desc>time_dragonizer_draw_pthread_26.F42:time_dragonizer_draw_pthread_26.F4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(i)_tbb</text:p>
                <draw:g>
                  <svg:desc>time_dragonizer_draw_pthread_26.F29:time_dragonizer_draw_pthread_26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ime_dragonizer_draw_pthread_26.A44:time_dragonizer_draw_pthread_26.A50</svg:desc>
                </draw:g>
              </table:table-cell>
              <table:table-cell office:value-type="float" office:value="0.987603305785124">
                <text:p>0.987603305785124</text:p>
                <draw:g>
                  <svg:desc>time_dragonizer_draw_pthread_26.F44:time_dragonizer_draw_pthread_26.F50</svg:desc>
                </draw:g>
              </table:table-cell>
              <table:table-cell office:value-type="float" office:value="2">
                <text:p>2</text:p>
                <draw:g>
                  <svg:desc>time_dragonizer_draw_pthread_26.A31:time_dragonizer_draw_pthread_26.A37</svg:desc>
                </draw:g>
              </table:table-cell>
              <table:table-cell office:value-type="float" office:value="0.991735537190083">
                <text:p>0.991735537190083</text:p>
                <draw:g>
                  <svg:desc>time_dragonizer_draw_pthread_26.F31:time_dragonizer_draw_pthread_26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80165289256">
                <text:p>0.949380165289256</text:p>
              </table:table-cell>
              <table:table-cell office:value-type="float" office:value="3">
                <text:p>3</text:p>
              </table:table-cell>
              <table:table-cell office:value-type="float" office:value="0.955578512396694">
                <text:p>0.955578512396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5821854912764">
                <text:p>0.945821854912764</text:p>
              </table:table-cell>
              <table:table-cell office:value-type="float" office:value="4">
                <text:p>4</text:p>
              </table:table-cell>
              <table:table-cell office:value-type="float" office:value="0.95959595959596">
                <text:p>0.95959595959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32472451790634">
                <text:p>0.832472451790634</text:p>
              </table:table-cell>
              <table:table-cell office:value-type="float" office:value="5">
                <text:p>5</text:p>
              </table:table-cell>
              <table:table-cell office:value-type="float" office:value="0.899621212121212">
                <text:p>0.899621212121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836363636363636">
                <text:p>0.836363636363636</text:p>
              </table:table-cell>
              <table:table-cell office:value-type="float" office:value="6">
                <text:p>6</text:p>
              </table:table-cell>
              <table:table-cell office:value-type="float" office:value="0.859504132231405">
                <text:p>0.859504132231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809113865932048">
                <text:p>0.809113865932048</text:p>
              </table:table-cell>
              <table:table-cell office:value-type="float" office:value="7">
                <text:p>7</text:p>
              </table:table-cell>
              <table:table-cell office:value-type="float" office:value="0.835629017447199">
                <text:p>0.835629017447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800472255017709">
                <text:p>0.800472255017709</text:p>
              </table:table-cell>
              <table:table-cell office:value-type="float" office:value="8">
                <text:p>8</text:p>
              </table:table-cell>
              <table:table-cell office:value-type="float" office:value="0.813852813852814">
                <text:p>0.813852813852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